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291in"/>
    </style:style>
    <style:style style:name="co2" style:family="table-column">
      <style:table-column-properties fo:break-before="auto" style:column-width="5.198in"/>
    </style:style>
    <style:style style:name="co3" style:family="table-column">
      <style:table-column-properties fo:break-before="auto" style:column-width="0.9165in"/>
    </style:style>
    <style:style style:name="co4" style:family="table-column">
      <style:table-column-properties fo:break-before="auto" style:column-width="0.8957in"/>
    </style:style>
    <style:style style:name="ro1" style:family="table-row">
      <style:table-row-properties style:row-height="0.1965in" fo:break-before="auto" style:use-optimal-row-height="true"/>
    </style:style>
    <style:style style:name="ro2" style:family="table-row">
      <style:table-row-properties style:row-height="0.1953in" fo:break-before="auto" style:use-optimal-row-height="true"/>
    </style:style>
    <style:style style:name="ro3" style:family="table-row">
      <style:table-row-properties style:row-height="0.198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1" style:family="table-cell" style:parent-style-name="Default" style:data-style-name="N0">
      <style:text-properties style:use-window-font-color="true"/>
    </style:style>
    <style:style style:name="ce2" style:family="table-cell" style:parent-style-name="Default" style:data-style-name="N0"/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022" table:default-cell-style-name="ce1"/>
        <table:table-row table:style-name="ro1">
          <table:table-cell office:value-type="string">
            <text:p>Name:</text:p>
          </table:table-cell>
          <table:table-cell office:value-type="string">
            <text:p>spielerErfassen(players: Spieler[])</text:p>
          </table:table-cell>
          <table:table-cell table:number-columns-repeated="1022"/>
        </table:table-row>
        <table:table-row table:style-name="ro1">
          <table:table-cell office:value-type="string">
            <text:p>Referenzen:</text:p>
          </table:table-cell>
          <table:table-cell office:value-type="string">
            <text:p>Use-Case: Spieler erfassen und Spiel initialisieren</text:p>
          </table:table-cell>
          <table:table-cell table:number-columns-repeated="1022"/>
        </table:table-row>
        <table:table-row table:style-name="ro1">
          <table:table-cell office:value-type="string">
            <text:p>Beschreibung:</text:p>
          </table:table-cell>
          <table:table-cell office:value-type="string">
            <text:p>Die Spieler werden gespeichert.</text:p>
          </table:table-cell>
          <table:table-cell table:number-columns-repeated="1022"/>
        </table:table-row>
        <table:table-row table:style-name="ro1">
          <table:table-cell office:value-type="string">
            <text:p>Ausnahmen:</text:p>
          </table:table-cell>
          <table:table-cell office:value-type="string">
            <text:p>Spieleranzahl &lt; 2 oder &gt; 4</text:p>
          </table:table-cell>
          <table:table-cell table:number-columns-repeated="1022"/>
        </table:table-row>
        <table:table-row table:style-name="ro1">
          <table:table-cell office:value-type="string">
            <text:p>Vorbedinungen:</text:p>
          </table:table-cell>
          <table:table-cell office:value-type="string">
            <text:p>Spiel wurde gestartet</text:p>
          </table:table-cell>
          <table:table-cell table:number-columns-repeated="1022"/>
        </table:table-row>
        <table:table-row table:style-name="ro1">
          <table:table-cell office:value-type="string">
            <text:p>Nachbedinungen:</text:p>
          </table:table-cell>
          <table:table-cell office:value-type="string">
            <text:p>Startspieler wird ausgewürfelt.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 office:value-type="string">
            <text:p>Name:</text:p>
          </table:table-cell>
          <table:table-cell office:value-type="string">
            <text:p>kategorienSetzen(categories: Kategorie[4])</text:p>
          </table:table-cell>
          <table:table-cell table:number-columns-repeated="1022"/>
        </table:table-row>
        <table:table-row table:style-name="ro1">
          <table:table-cell office:value-type="string">
            <text:p>Referenzen:</text:p>
          </table:table-cell>
          <table:table-cell office:value-type="string">
            <text:p>Use-Case: Spieler erfassen und Spiel initialisieren</text:p>
          </table:table-cell>
          <table:table-cell table:number-columns-repeated="1022"/>
        </table:table-row>
        <table:table-row table:style-name="ro1">
          <table:table-cell office:value-type="string">
            <text:p>Beschreibung:</text:p>
          </table:table-cell>
          <table:table-cell office:value-type="string">
            <text:p>Die gewählten Kategorien werden gemischt und in eine Queue eingefügt.</text:p>
          </table:table-cell>
          <table:table-cell table:number-columns-repeated="1022"/>
        </table:table-row>
        <table:table-row table:style-name="ro1">
          <table:table-cell office:value-type="string">
            <text:p>Ausnahmen:</text:p>
          </table:table-cell>
          <table:table-cell office:value-type="string">
            <text:p>Anzahl der Kategorien muss 4 betragen</text:p>
          </table:table-cell>
          <table:table-cell table:number-columns-repeated="1022"/>
        </table:table-row>
        <table:table-row table:style-name="ro1">
          <table:table-cell office:value-type="string">
            <text:p>Vorbedinungen:</text:p>
          </table:table-cell>
          <table:table-cell office:value-type="string">
            <text:p>Spieler wurden erfasst.</text:p>
          </table:table-cell>
          <table:table-cell table:number-columns-repeated="1022"/>
        </table:table-row>
        <table:table-row table:style-name="ro1">
          <table:table-cell office:value-type="string">
            <text:p>Nachbedinungen:</text:p>
          </table:table-cell>
          <table:table-cell office:value-type="string">
            <text:p>Spielfeld wird aufgebaut.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 office:value-type="string">
            <text:p>Name:</text:p>
          </table:table-cell>
          <table:table-cell office:value-type="string">
            <text:p>wuerfeln()</text:p>
          </table:table-cell>
          <table:table-cell table:number-columns-repeated="1022"/>
        </table:table-row>
        <table:table-row table:style-name="ro1">
          <table:table-cell office:value-type="string">
            <text:p>Referenzen:</text:p>
          </table:table-cell>
          <table:table-cell office:value-type="string">
            <text:p>Use-Case: Spielzug durchführen</text:p>
          </table:table-cell>
          <table:table-cell table:number-columns-repeated="1022"/>
        </table:table-row>
        <table:table-row table:style-name="ro1">
          <table:table-cell office:value-type="string">
            <text:p>Beschreibung:</text:p>
          </table:table-cell>
          <table:table-cell office:value-type="string">
            <text:p>Der aktuelle Spieler würfelt eine Zahl zwichen 1 und 6.</text:p>
          </table:table-cell>
          <table:table-cell table:number-columns-repeated="1022"/>
        </table:table-row>
        <table:table-row table:style-name="ro1">
          <table:table-cell office:value-type="string">
            <text:p>Ausnahmen:</text:p>
          </table:table-cell>
          <table:table-cell table:number-columns-repeated="1023"/>
        </table:table-row>
        <table:table-row table:style-name="ro1">
          <table:table-cell office:value-type="string">
            <text:p>Vorbedinungen:</text:p>
          </table:table-cell>
          <table:table-cell office:value-type="string">
            <text:p>Der Spieler kommt an die Reihe.</text:p>
          </table:table-cell>
          <table:table-cell table:number-columns-repeated="1022"/>
        </table:table-row>
        <table:table-row table:style-name="ro1">
          <table:table-cell office:value-type="string">
            <text:p>Nachbedinungen:</text:p>
          </table:table-cell>
          <table:table-cell office:value-type="string">
            <text:p>Der Spieler würfelt erneut, bewegt eine Figur oder der nächste Spieler ist an der Reihe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 office:value-type="string">
            <text:p>Name:</text:p>
          </table:table-cell>
          <table:table-cell office:value-type="string">
            <text:p>chooseWissensstreiter(figur: Figur)</text:p>
          </table:table-cell>
          <table:table-cell table:number-columns-repeated="1022"/>
        </table:table-row>
        <table:table-row table:style-name="ro1">
          <table:table-cell office:value-type="string">
            <text:p>Referenzen:</text:p>
          </table:table-cell>
          <table:table-cell office:value-type="string">
            <text:p>Use-Case: Spielzug durchführen</text:p>
          </table:table-cell>
          <table:table-cell table:number-columns-repeated="1022"/>
        </table:table-row>
        <table:table-row table:style-name="ro1">
          <table:table-cell office:value-type="string">
            <text:p>Beschreibung:</text:p>
          </table:table-cell>
          <table:table-cell office:value-type="string">
            <text:p>Der Spieler wählt die zu bewegende Figur aus.</text:p>
          </table:table-cell>
          <table:table-cell table:number-columns-repeated="1022"/>
        </table:table-row>
        <table:table-row table:style-name="ro1">
          <table:table-cell office:value-type="string">
            <text:p>Ausnahmen:</text:p>
          </table:table-cell>
          <table:table-cell office:value-type="string">
            <text:p>Der Spieler hat keine Figur, die er mit dem gewürfelten Ergebniss Bewegen kann</text:p>
          </table:table-cell>
          <table:table-cell table:number-columns-repeated="1022"/>
        </table:table-row>
        <table:table-row table:style-name="ro1">
          <table:table-cell office:value-type="string">
            <text:p>Vorbedinungen:</text:p>
          </table:table-cell>
          <table:table-cell office:value-type="string">
            <text:p>Der Spieler hat gewürfelt</text:p>
          </table:table-cell>
          <table:table-cell table:number-columns-repeated="1022"/>
        </table:table-row>
        <table:table-row table:style-name="ro1">
          <table:table-cell office:value-type="string">
            <text:p>Nachbedinungen:</text:p>
          </table:table-cell>
          <table:table-cell office:value-type="string">
            <text:p>Der Spieler bewegt die Figur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 office:value-type="string">
            <text:p>Name:</text:p>
          </table:table-cell>
          <table:table-cell office:value-type="string">
            <text:p>moveWissensstreiter(figur: Figur)</text:p>
          </table:table-cell>
          <table:table-cell table:number-columns-repeated="1022"/>
        </table:table-row>
        <table:table-row table:style-name="ro1">
          <table:table-cell office:value-type="string">
            <text:p>Referenzen:</text:p>
          </table:table-cell>
          <table:table-cell office:value-type="string">
            <text:p>Use-Case: Spielzug durchführen</text:p>
          </table:table-cell>
          <table:table-cell table:number-columns-repeated="1022"/>
        </table:table-row>
        <table:table-row table:style-name="ro1">
          <table:table-cell office:value-type="string">
            <text:p>Beschreibung:</text:p>
          </table:table-cell>
          <table:table-cell office:value-type="string">
            <text:p>Die gewählte Spielfigur wird um die Anzahl der augen fortbewegt</text:p>
          </table:table-cell>
          <table:table-cell table:number-columns-repeated="1022"/>
        </table:table-row>
        <table:table-row table:style-name="ro1">
          <table:table-cell office:value-type="string">
            <text:p>Ausnahmen:</text:p>
          </table:table-cell>
          <table:table-cell table:number-columns-repeated="1023"/>
        </table:table-row>
        <table:table-row table:style-name="ro1">
          <table:table-cell office:value-type="string">
            <text:p>Vorbedinungen:</text:p>
          </table:table-cell>
          <table:table-cell office:value-type="string">
            <text:p>Der Spieler hat eine Figur ausgewählt</text:p>
          </table:table-cell>
          <table:table-cell table:number-columns-repeated="1022"/>
        </table:table-row>
        <table:table-row table:style-name="ro1">
          <table:table-cell office:value-type="string">
            <text:p>Nachbedinungen:</text:p>
          </table:table-cell>
          <table:table-cell office:value-type="string">
            <text:p>Der Spieler entscheidet sich für eine Kategorie oder der nächste spieler ist an der Reihe.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 office:value-type="string">
            <text:p>Name:</text:p>
          </table:table-cell>
          <table:table-cell office:value-type="string">
            <text:p>addWissensstreiter(spieler:Spieler)</text:p>
          </table:table-cell>
          <table:table-cell table:number-columns-repeated="1022"/>
        </table:table-row>
        <table:table-row table:style-name="ro1">
          <table:table-cell office:value-type="string">
            <text:p>Referenzen:</text:p>
          </table:table-cell>
          <table:table-cell office:value-type="string">
            <text:p>Use-Case: Spielzug durchführen</text:p>
          </table:table-cell>
          <table:table-cell table:number-columns-repeated="1022"/>
        </table:table-row>
        <table:table-row table:style-name="ro1">
          <table:table-cell office:value-type="string">
            <text:p>Beschreibung:</text:p>
          </table:table-cell>
          <table:table-cell office:value-type="string">
            <text:p>Stellt einen Wissensstreiter des Spielers auf das Schlachtfeld</text:p>
          </table:table-cell>
          <table:table-cell table:number-columns-repeated="1022"/>
        </table:table-row>
        <table:table-row table:style-name="ro1">
          <table:table-cell office:value-type="string">
            <text:p>Ausnahmen:</text:p>
          </table:table-cell>
          <table:table-cell table:number-columns-repeated="1023"/>
        </table:table-row>
        <table:table-row table:style-name="ro1">
          <table:table-cell office:value-type="string">
            <text:p>Vorbedinungen:</text:p>
          </table:table-cell>
          <table:table-cell office:value-type="string">
            <text:p>Spieler muss eine 6 gewürfelt haben, noch Wissensstreiter in der Kaserne haben, und das Startfeld muss Frei sein</text:p>
          </table:table-cell>
          <table:table-cell table:number-columns-repeated="1022"/>
        </table:table-row>
        <table:table-row table:style-name="ro1">
          <table:table-cell office:value-type="string">
            <text:p>Nachbedinungen:</text:p>
          </table:table-cell>
          <table:table-cell office:value-type="string">
            <text:p>Neue Spielfigur steht auf dem Startfeld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 office:value-type="string">
            <text:p>Name:</text:p>
          </table:table-cell>
          <table:table-cell office:value-type="string">
            <text:p>syntaxPrüfen(name: String)</text:p>
          </table:table-cell>
          <table:table-cell table:number-columns-repeated="1022"/>
        </table:table-row>
        <table:table-row table:style-name="ro1">
          <table:table-cell office:value-type="string">
            <text:p>Referenzen:</text:p>
          </table:table-cell>
          <table:table-cell office:value-type="string">
            <text:p>Spieler erfassen und Spiel initialisieren</text:p>
          </table:table-cell>
          <table:table-cell table:number-columns-repeated="1022"/>
        </table:table-row>
        <table:table-row table:style-name="ro1">
          <table:table-cell office:value-type="string">
            <text:p>Beschreibung:</text:p>
          </table:table-cell>
          <table:table-cell office:value-type="string">
            <text:p>Prüft den gewünschten Namen auf Formfehler</text:p>
          </table:table-cell>
          <table:table-cell table:number-columns-repeated="1022"/>
        </table:table-row>
        <table:table-row table:style-name="ro1">
          <table:table-cell office:value-type="string">
            <text:p>Ausnahmen:</text:p>
          </table:table-cell>
          <table:table-cell table:number-columns-repeated="1023"/>
        </table:table-row>
        <table:table-row table:style-name="ro1">
          <table:table-cell office:value-type="string">
            <text:p>Vorbedinungen:</text:p>
          </table:table-cell>
          <table:table-cell office:value-type="string">
            <text:p>Namen müssen eingegeben sein.</text:p>
          </table:table-cell>
          <table:table-cell table:number-columns-repeated="1022"/>
        </table:table-row>
        <table:table-row table:style-name="ro1">
          <table:table-cell office:value-type="string">
            <text:p>Nachbedinungen:</text:p>
          </table:table-cell>
          <table:table-cell office:value-type="string">
            <text:p>Player-Objekt wird erstellt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 office:value-type="string">
            <text:p>Name:</text:p>
          </table:table-cell>
          <table:table-cell office:value-type="string">
            <text:p>newPlayer(name:String, farbe:Color)</text:p>
          </table:table-cell>
          <table:table-cell table:number-columns-repeated="1022"/>
        </table:table-row>
        <table:table-row table:style-name="ro1">
          <table:table-cell office:value-type="string">
            <text:p>Referenzen:</text:p>
          </table:table-cell>
          <table:table-cell office:value-type="string">
            <text:p>Spieler erfassen und Spiel initialisieren</text:p>
          </table:table-cell>
          <table:table-cell table:number-columns-repeated="1022"/>
        </table:table-row>
        <table:table-row table:style-name="ro1">
          <table:table-cell office:value-type="string">
            <text:p>Beschreibung:</text:p>
          </table:table-cell>
          <table:table-cell office:value-type="string">
            <text:p>Player-Objekt wird erstellt</text:p>
          </table:table-cell>
          <table:table-cell table:number-columns-repeated="1022"/>
        </table:table-row>
        <table:table-row table:style-name="ro1">
          <table:table-cell office:value-type="string">
            <text:p>Ausnahmen:</text:p>
          </table:table-cell>
          <table:table-cell table:number-columns-repeated="1023"/>
        </table:table-row>
        <table:table-row table:style-name="ro1">
          <table:table-cell office:value-type="string">
            <text:p>Vorbedinungen:</text:p>
          </table:table-cell>
          <table:table-cell office:value-type="string">
            <text:p>Syntax der Namen wurde geprüft</text:p>
          </table:table-cell>
          <table:table-cell table:number-columns-repeated="1022"/>
        </table:table-row>
        <table:table-row table:style-name="ro1">
          <table:table-cell office:value-type="string">
            <text:p>Nachbedinungen:</text:p>
          </table:table-cell>
          <table:table-cell office:value-type="string">
            <text:p>Player-Objekt wird gespeichert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Name:</text:p>
          </table:table-cell>
          <table:table-cell office:value-type="string">
            <text:p>add(player:Player)</text:p>
          </table:table-cell>
          <table:table-cell table:number-columns-repeated="1022"/>
        </table:table-row>
        <table:table-row table:style-name="ro1">
          <table:table-cell office:value-type="string">
            <text:p>Referenzen:</text:p>
          </table:table-cell>
          <table:table-cell office:value-type="string">
            <text:p>Spieler erfassen und Spiel initialisieren</text:p>
          </table:table-cell>
          <table:table-cell table:number-columns-repeated="1022"/>
        </table:table-row>
        <table:table-row table:style-name="ro1">
          <table:table-cell office:value-type="string">
            <text:p>Beschreibung:</text:p>
          </table:table-cell>
          <table:table-cell office:value-type="string">
            <text:p>Der Player wird in die Liste der Spieler aufgenommen.</text:p>
          </table:table-cell>
          <table:table-cell table:number-columns-repeated="1022"/>
        </table:table-row>
        <table:table-row table:style-name="ro1">
          <table:table-cell office:value-type="string">
            <text:p>Ausnahmen:</text:p>
          </table:table-cell>
          <table:table-cell table:number-columns-repeated="1023"/>
        </table:table-row>
        <table:table-row table:style-name="ro1">
          <table:table-cell office:value-type="string">
            <text:p>Vorbedinungen:</text:p>
          </table:table-cell>
          <table:table-cell office:value-type="string">
            <text:p>Das Player-Objekt wurde erstellt</text:p>
          </table:table-cell>
          <table:table-cell table:number-columns-repeated="1022"/>
        </table:table-row>
        <table:table-row table:style-name="ro1">
          <table:table-cell office:value-type="string">
            <text:p>Nachbedinungen:</text:p>
          </table:table-cell>
          <table:table-cell office:value-type="string">
            <text:p>reihenfolge wird ausgewürfelt.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 office:value-type="string">
            <text:p>Name:</text:p>
          </table:table-cell>
          <table:table-cell office:value-type="string">
            <text:p>reihenfolgeAuswürfeln()</text:p>
          </table:table-cell>
          <table:table-cell table:number-columns-repeated="1022"/>
        </table:table-row>
        <table:table-row table:style-name="ro1">
          <table:table-cell office:value-type="string">
            <text:p>Referenzen:</text:p>
          </table:table-cell>
          <table:table-cell office:value-type="string">
            <text:p>Spieler erfassen und Spiel initialisieren</text:p>
          </table:table-cell>
          <table:table-cell table:number-columns-repeated="1022"/>
        </table:table-row>
        <table:table-row table:style-name="ro1">
          <table:table-cell office:value-type="string">
            <text:p>Beschreibung:</text:p>
          </table:table-cell>
          <table:table-cell office:value-type="string">
            <text:p>Die Reihenfolge, in welcher die Spieler am Zug sind wird per Zufall ausgelost.</text:p>
          </table:table-cell>
          <table:table-cell table:number-columns-repeated="1022"/>
        </table:table-row>
        <table:table-row table:style-name="ro1">
          <table:table-cell office:value-type="string">
            <text:p>Ausnahmen:</text:p>
          </table:table-cell>
          <table:table-cell table:number-columns-repeated="1023"/>
        </table:table-row>
        <table:table-row table:style-name="ro1">
          <table:table-cell office:value-type="string">
            <text:p>Vorbedinungen:</text:p>
          </table:table-cell>
          <table:table-cell office:value-type="string">
            <text:p>Álle Spieler sind in der Spieler-Liste eingetragen</text:p>
          </table:table-cell>
          <table:table-cell table:number-columns-repeated="1022"/>
        </table:table-row>
        <table:table-row table:style-name="ro1">
          <table:table-cell office:value-type="string">
            <text:p>Nachbedinungen:</text:p>
          </table:table-cell>
          <table:table-cell office:value-type="string">
            <text:p>Spiel wird Initialisiert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 office:value-type="string">
            <text:p>Name:</text:p>
          </table:table-cell>
          <table:table-cell office:value-type="string">
            <text:p>KartenMischen(kategorie: enum)</text:p>
          </table:table-cell>
          <table:table-cell table:number-columns-repeated="1022"/>
        </table:table-row>
        <table:table-row table:style-name="ro1">
          <table:table-cell office:value-type="string">
            <text:p>Referenzen:</text:p>
          </table:table-cell>
          <table:table-cell office:value-type="string">
            <text:p>Spieler erfassen und Spiel initialisieren</text:p>
          </table:table-cell>
          <table:table-cell table:number-columns-repeated="1022"/>
        </table:table-row>
        <table:table-row table:style-name="ro1">
          <table:table-cell office:value-type="string">
            <text:p>Beschreibung:</text:p>
          </table:table-cell>
          <table:table-cell office:value-type="string">
            <text:p>Die Kartend der entsprechenden Kategorie werden in zufälliger Reihenfolge in eine liste eingefügt</text:p>
          </table:table-cell>
          <table:table-cell table:number-columns-repeated="1022"/>
        </table:table-row>
        <table:table-row table:style-name="ro1">
          <table:table-cell office:value-type="string">
            <text:p>Ausnahmen:</text:p>
          </table:table-cell>
          <table:table-cell table:number-columns-repeated="1023"/>
        </table:table-row>
        <table:table-row table:style-name="ro1">
          <table:table-cell office:value-type="string">
            <text:p>Vorbedinungen:</text:p>
          </table:table-cell>
          <table:table-cell office:value-type="string">
            <text:p>Die Kategorie wurde von den Spielern ausgewählt</text:p>
          </table:table-cell>
          <table:table-cell table:number-columns-repeated="1022"/>
        </table:table-row>
        <table:table-row table:style-name="ro1">
          <table:table-cell office:value-type="string">
            <text:p>Nachbedinungen:</text:p>
          </table:table-cell>
          <table:table-cell office:value-type="string">
            <text:p>Die Kategorie wird in die Queue eingesetzt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 office:value-type="string">
            <text:p>Name:</text:p>
          </table:table-cell>
          <table:table-cell office:value-type="string">
            <text:p>katrtenBereitstellen()</text:p>
          </table:table-cell>
          <table:table-cell table:number-columns-repeated="1022"/>
        </table:table-row>
        <table:table-row table:style-name="ro1">
          <table:table-cell office:value-type="string">
            <text:p>Referenzen:</text:p>
          </table:table-cell>
          <table:table-cell office:value-type="string">
            <text:p>Spieler erfassen und Spiel initialisieren</text:p>
          </table:table-cell>
          <table:table-cell table:number-columns-repeated="1022"/>
        </table:table-row>
        <table:table-row table:style-name="ro1">
          <table:table-cell office:value-type="string">
            <text:p>Beschreibung:</text:p>
          </table:table-cell>
          <table:table-cell office:value-type="string">
            <text:p>Die gewählten und gemischten Kategorie-Karten werden für die Fragerunden bereitgestellt</text:p>
          </table:table-cell>
          <table:table-cell table:number-columns-repeated="1022"/>
        </table:table-row>
        <table:table-row table:style-name="ro1">
          <table:table-cell office:value-type="string">
            <text:p>Ausnahmen:</text:p>
          </table:table-cell>
          <table:table-cell table:number-columns-repeated="1023"/>
        </table:table-row>
        <table:table-row table:style-name="ro1">
          <table:table-cell office:value-type="string">
            <text:p>Vorbedinungen:</text:p>
          </table:table-cell>
          <table:table-cell office:value-type="string">
            <text:p>Die Karten wurden gemischt</text:p>
          </table:table-cell>
          <table:table-cell table:number-columns-repeated="1022"/>
        </table:table-row>
        <table:table-row table:style-name="ro1">
          <table:table-cell office:value-type="string">
            <text:p>Nachbedinungen:</text:p>
          </table:table-cell>
          <table:table-cell office:value-type="string">
            <text:p>Das Spielfeld wird initialisiert</text:p>
          </table:table-cell>
          <table:table-cell table:number-columns-repeated="1022"/>
        </table:table-row>
        <table:table-row table:style-name="ro2" table:number-rows-repeated="104849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2">
        <table:table-column table:style-name="co4" table:default-cell-style-name="ce2"/>
        <table:table-column table:style-name="co3" table:number-columns-repeated="1023" table:default-cell-style-name="ce2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3" table:style-name="ta2">
        <table:table-column table:style-name="co4" table:default-cell-style-name="ce2"/>
        <table:table-column table:style-name="co3" table:number-columns-repeated="1023" table:default-cell-style-name="ce2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5107P0" style:volatile="true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5107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5107P0"/>
    </number:currency-style>
    <number:currency-style style:name="N5106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7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in" fo:margin-bottom="0in" fo:margin-left="0in" fo:margin-right="0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Mpm4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22">07/22/2012</text:date>, <text:time>21:20:12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creator>Frederic Behrens</dc:creator>
    <meta:creation-date>2009-04-16T11:32:48Z</meta:creation-date>
    <dc:date>2012-07-22T21:20:12.94</dc:date>
    <meta:editing-cycles>7</meta:editing-cycles>
    <meta:editing-duration>PT12M6S</meta:editing-duration>
    <meta:document-statistic meta:table-count="3" meta:cell-count="135" meta:object-count="0"/>
    <meta:user-defined meta:name="Info 1"/>
    <meta:user-defined meta:name="Info 2"/>
    <meta:user-defined meta:name="Info 3"/>
    <meta:user-defined meta:name="Info 4"/>
  </office:meta>
</office:document-meta>
</file>